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7000000A4E0A087945F34F9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218cm" svg:x="-0.001cm" svg:y="0.585cm">
          <draw:image xlink:href="Pictures/1000000000000247000000A4E0A087945F34F9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6:00:55.983000000</dc:date>
    <meta:editing-duration>PT2M7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